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6cm" draw:marker-end-width="0.26cm" draw:fill="solid" draw:fill-color="#ffffff" draw:textarea-horizontal-align="justify" draw:textarea-vertical-align="middle" draw:auto-grow-height="false" fo:min-height="5.742cm" fo:min-width="8.292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6cm" draw:marker-end-width="0.26cm" draw:textarea-horizontal-align="justify" draw:textarea-vertical-align="middle" draw:auto-grow-height="false" fo:min-height="0.654cm" fo:min-width="1.404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5cm" draw:marker-start-width="0.305cm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="Arrow" draw:marker-start-width="0.18cm" draw:marker-end="" draw:marker-end-width="0.18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8" style:family="graphic" style:parent-style-name="objectwithoutfill">
      <style:graphic-properties svg:stroke-width="0.02cm" svg:stroke-color="#6666ff" draw:marker-start-width="0.06cm" draw:marker-end="Arrow" draw:marker-end-width="0.11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76cm" fo:min-width="0cm"/>
    </style:style>
    <style:style style:name="gr10" style:family="graphic" style:parent-style-name="objectwithoutfill">
      <style:graphic-properties svg:stroke-width="0.02cm" draw:marker-start-width="0.06cm" draw:marker-end="Arrow" draw:marker-end-width="0.11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svg:stroke-color="#cc0000" draw:marker-start-width="0.06cm" draw:marker-end="Arrow" draw:marker-end-width="0.11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-width="0.06cm" draw:marker-end-width="0.11cm" draw:fill="none" draw:fill-color="#ffffff" draw:textarea-horizontal-align="left" draw:auto-grow-height="true" draw:auto-grow-width="true" fo:min-height="0.289cm" fo:min-width="0.811cm"/>
    </style:style>
    <style:style style:name="gr13" style:family="graphic" style:parent-style-name="standard">
      <style:graphic-properties draw:stroke="none" svg:stroke-width="0.02cm" svg:stroke-color="#000000" draw:marker-start-width="0.06cm" draw:marker-end-width="0.11cm" draw:fill="none" draw:fill-color="#ffffff" draw:textarea-horizontal-align="left" draw:auto-grow-height="true" draw:auto-grow-width="true" fo:min-height="0.289cm" fo:min-width="0.59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2cm" svg:x="4.5cm" svg:y="6.3cm">
          <draw:glue-point draw:id="4" svg:x="-2.555cm" svg:y="4.166cm"/>
          <text:p/>
          <draw:enhanced-geometry svg:viewBox="0 0 21600 21600" draw:path-stretchpoint-x="10800" draw:path-stretchpoint-y="10800" draw:text-areas="?f3 ?f4 ?f5 ?f6" draw:type="round-rectangle" draw:modifiers="1244.71914197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cm" svg:height="1cm" svg:x="5cm" svg:y="6.8cm">
          <draw:glue-point draw:id="4" svg:x="5cm" svg:y="3cm"/>
          <draw:glue-point draw:id="5" svg:x="5cm" svg:y="2cm"/>
          <draw:glue-point draw:id="6" svg:x="5cm" svg:y="-2cm"/>
          <draw:glue-point draw:id="7" svg:x="5cm" svg:y="-3cm"/>
          <text:p text:style-name="P2">In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cm" svg:height="1cm" svg:x="5cm" svg:y="8.8cm">
          <draw:glue-point draw:id="4" svg:x="5cm" svg:y="3cm"/>
          <draw:glue-point draw:id="5" svg:x="5cm" svg:y="2cm"/>
          <draw:glue-point draw:id="6" svg:x="5cm" svg:y="-2cm"/>
          <draw:glue-point draw:id="7" svg:x="5cm" svg:y="-3cm"/>
          <text:p text:style-name="P2">In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cm" svg:height="1cm" svg:x="5cm" svg:y="10.8cm">
          <draw:glue-point draw:id="4" svg:x="5cm" svg:y="3cm"/>
          <draw:glue-point draw:id="5" svg:x="5cm" svg:y="2cm"/>
          <draw:glue-point draw:id="6" svg:x="5cm" svg:y="-3cm"/>
          <draw:glue-point draw:id="7" svg:x="5cm" svg:y="-2cm"/>
          <text:p text:style-name="P2">In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cm" svg:height="1cm" svg:x="11cm" svg:y="7.2cm">
          <draw:glue-point draw:id="4" svg:x="-4.98cm" svg:y="-3cm"/>
          <draw:glue-point draw:id="5" svg:x="-4.98cm" svg:y="3cm"/>
          <draw:glue-point draw:id="6" svg:x="-4.98cm" svg:y="2cm"/>
          <draw:glue-point draw:id="7" svg:x="-4.98cm" svg:y="-2cm"/>
          <text:p text:style-name="P2">E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cm" svg:height="1cm" svg:x="11cm" svg:y="9.2cm">
          <draw:glue-point draw:id="4" svg:x="-4.98cm" svg:y="3cm"/>
          <draw:glue-point draw:id="5" svg:x="-4.98cm" svg:y="-3cm"/>
          <draw:glue-point draw:id="6" svg:x="-4.98cm" svg:y="-2cm"/>
          <draw:glue-point draw:id="7" svg:x="-4.98cm" svg:y="2cm"/>
          <text:p text:style-name="P2">E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cm" svg:height="1cm" svg:x="11.004cm" svg:y="11.2cm">
          <draw:glue-point draw:id="4" svg:x="-5cm" svg:y="-3cm"/>
          <draw:glue-point draw:id="5" svg:x="-5cm" svg:y="3cm"/>
          <draw:glue-point draw:id="6" svg:x="-5cm" svg:y="-2cm"/>
          <draw:glue-point draw:id="7" svg:x="-5cm" svg:y="2cm"/>
          <text:p text:style-name="P2">E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cm" svg:y1="7.6cm" svg:x2="5cm" svg:y2="7.6cm">
          <text:p/>
        </draw:line>
        <draw:line draw:style-name="gr4" draw:text-style-name="P3" draw:layer="layout" svg:x1="4cm" svg:y1="7.3cm" svg:x2="5cm" svg:y2="7.3cm">
          <text:p/>
        </draw:line>
        <draw:line draw:style-name="gr5" draw:text-style-name="P3" draw:layer="layout" svg:x1="4cm" svg:y1="7cm" svg:x2="5cm" svg:y2="7cm">
          <text:p/>
        </draw:line>
        <draw:line draw:style-name="gr3" draw:text-style-name="P3" draw:layer="layout" svg:x1="4cm" svg:y1="9.6cm" svg:x2="5cm" svg:y2="9.6cm">
          <text:p/>
        </draw:line>
        <draw:line draw:style-name="gr4" draw:text-style-name="P3" draw:layer="layout" svg:x1="4cm" svg:y1="9.3cm" svg:x2="5cm" svg:y2="9.3cm">
          <text:p/>
        </draw:line>
        <draw:line draw:style-name="gr5" draw:text-style-name="P3" draw:layer="layout" svg:x1="4cm" svg:y1="9cm" svg:x2="5cm" svg:y2="9cm">
          <text:p/>
        </draw:line>
        <draw:line draw:style-name="gr3" draw:text-style-name="P3" draw:layer="layout" svg:x1="4cm" svg:y1="11.6cm" svg:x2="5cm" svg:y2="11.6cm">
          <text:p/>
        </draw:line>
        <draw:line draw:style-name="gr4" draw:text-style-name="P3" draw:layer="layout" svg:x1="4cm" svg:y1="11.3cm" svg:x2="5cm" svg:y2="11.3cm">
          <text:p/>
        </draw:line>
        <draw:line draw:style-name="gr5" draw:text-style-name="P3" draw:layer="layout" svg:x1="4cm" svg:y1="11cm" svg:x2="5cm" svg:y2="11cm">
          <text:p/>
        </draw:line>
        <draw:frame draw:style-name="gr6" draw:text-style-name="P4" draw:layer="layout" svg:width="1.504cm" svg:height="0.5cm" svg:x="2.4cm" svg:y="6.7cm">
          <draw:text-box>
            <text:p><text:span text:style-name="T1">fifo_wlevel</text:span></text:p>
          </draw:text-box>
        </draw:frame>
        <draw:frame draw:style-name="gr6" draw:text-style-name="P4" draw:layer="layout" svg:width="1.183cm" svg:height="0.7cm" svg:x="2.721cm" svg:y="6.911cm">
          <draw:text-box>
            <text:p><text:span text:style-name="T1">fifo_wen</text:span></text:p>
          </draw:text-box>
        </draw:frame>
        <draw:frame draw:style-name="gr6" draw:text-style-name="P4" draw:layer="layout" svg:width="1.504cm" svg:height="0.7cm" svg:x="2.4cm" svg:y="7.2cm">
          <draw:text-box>
            <text:p><text:span text:style-name="T1">fifo_wdata</text:span></text:p>
          </draw:text-box>
        </draw:frame>
        <draw:frame draw:style-name="gr6" draw:text-style-name="P4" draw:layer="layout" svg:width="1.504cm" svg:height="0.5cm" svg:x="2.4cm" svg:y="8.7cm">
          <draw:text-box>
            <text:p><text:span text:style-name="T1">fifo_wlevel</text:span></text:p>
          </draw:text-box>
        </draw:frame>
        <draw:frame draw:style-name="gr6" draw:text-style-name="P4" draw:layer="layout" svg:width="1.183cm" svg:height="0.7cm" svg:x="2.721cm" svg:y="8.911cm">
          <draw:text-box>
            <text:p><text:span text:style-name="T1">fifo_wen</text:span></text:p>
          </draw:text-box>
        </draw:frame>
        <draw:frame draw:style-name="gr6" draw:text-style-name="P4" draw:layer="layout" svg:width="1.504cm" svg:height="0.7cm" svg:x="2.4cm" svg:y="9.2cm">
          <draw:text-box>
            <text:p><text:span text:style-name="T1">fifo_wdata</text:span></text:p>
          </draw:text-box>
        </draw:frame>
        <draw:frame draw:style-name="gr6" draw:text-style-name="P4" draw:layer="layout" svg:width="1.504cm" svg:height="0.5cm" svg:x="2.4cm" svg:y="10.7cm">
          <draw:text-box>
            <text:p><text:span text:style-name="T1">fifo_wlevel</text:span></text:p>
          </draw:text-box>
        </draw:frame>
        <draw:frame draw:style-name="gr6" draw:text-style-name="P4" draw:layer="layout" svg:width="1.183cm" svg:height="0.7cm" svg:x="2.721cm" svg:y="10.911cm">
          <draw:text-box>
            <text:p><text:span text:style-name="T1">fifo_wen</text:span></text:p>
          </draw:text-box>
        </draw:frame>
        <draw:frame draw:style-name="gr6" draw:text-style-name="P4" draw:layer="layout" svg:width="1.504cm" svg:height="0.7cm" svg:x="2.4cm" svg:y="11.2cm">
          <draw:text-box>
            <text:p><text:span text:style-name="T1">fifo_wdata</text:span></text:p>
          </draw:text-box>
        </draw:frame>
        <draw:line draw:style-name="gr3" draw:text-style-name="P3" draw:layer="layout" svg:x1="13cm" svg:y1="12cm" svg:x2="14cm" svg:y2="12cm">
          <text:p/>
        </draw:line>
        <draw:line draw:style-name="gr4" draw:text-style-name="P3" draw:layer="layout" svg:x1="13cm" svg:y1="11.7cm" svg:x2="14cm" svg:y2="11.7cm">
          <text:p/>
        </draw:line>
        <draw:line draw:style-name="gr5" draw:text-style-name="P3" draw:layer="layout" svg:x1="13cm" svg:y1="11.4cm" svg:x2="14cm" svg:y2="11.4cm">
          <text:p/>
        </draw:line>
        <draw:frame draw:style-name="gr7" draw:text-style-name="P4" draw:layer="layout" svg:width="1.5cm" svg:height="0.5cm" svg:x="14.1cm" svg:y="11.1cm">
          <draw:text-box>
            <text:p><text:span text:style-name="T1">fifo_wlevel</text:span></text:p>
          </draw:text-box>
        </draw:frame>
        <draw:frame draw:style-name="gr7" draw:text-style-name="P4" draw:layer="layout" svg:width="1.5cm" svg:height="0.7cm" svg:x="14.1cm" svg:y="11.311cm">
          <draw:text-box>
            <text:p><text:span text:style-name="T1">fifo_wen</text:span></text:p>
          </draw:text-box>
        </draw:frame>
        <draw:frame draw:style-name="gr7" draw:text-style-name="P4" draw:layer="layout" svg:width="1.5cm" svg:height="0.7cm" svg:x="14.1cm" svg:y="11.6cm">
          <draw:text-box>
            <text:p><text:span text:style-name="T1">fifo_wdata</text:span></text:p>
          </draw:text-box>
        </draw:frame>
        <draw:line draw:style-name="gr3" draw:text-style-name="P3" draw:layer="layout" svg:x1="13cm" svg:y1="10cm" svg:x2="14cm" svg:y2="10cm">
          <text:p/>
        </draw:line>
        <draw:line draw:style-name="gr4" draw:text-style-name="P3" draw:layer="layout" svg:x1="13cm" svg:y1="9.7cm" svg:x2="14cm" svg:y2="9.7cm">
          <text:p/>
        </draw:line>
        <draw:line draw:style-name="gr5" draw:text-style-name="P3" draw:layer="layout" svg:x1="13cm" svg:y1="9.4cm" svg:x2="14cm" svg:y2="9.4cm">
          <text:p/>
        </draw:line>
        <draw:frame draw:style-name="gr7" draw:text-style-name="P4" draw:layer="layout" svg:width="1.5cm" svg:height="0.5cm" svg:x="14.1cm" svg:y="9.1cm">
          <draw:text-box>
            <text:p><text:span text:style-name="T1">fifo_wlevel</text:span></text:p>
          </draw:text-box>
        </draw:frame>
        <draw:frame draw:style-name="gr7" draw:text-style-name="P4" draw:layer="layout" svg:width="1.5cm" svg:height="0.7cm" svg:x="14.1cm" svg:y="9.311cm">
          <draw:text-box>
            <text:p><text:span text:style-name="T1">fifo_wen</text:span></text:p>
          </draw:text-box>
        </draw:frame>
        <draw:frame draw:style-name="gr7" draw:text-style-name="P4" draw:layer="layout" svg:width="1.5cm" svg:height="0.7cm" svg:x="14.1cm" svg:y="9.6cm">
          <draw:text-box>
            <text:p><text:span text:style-name="T1">fifo_wdata</text:span></text:p>
          </draw:text-box>
        </draw:frame>
        <draw:line draw:style-name="gr3" draw:text-style-name="P3" draw:layer="layout" svg:x1="12.996cm" svg:y1="8cm" svg:x2="13.996cm" svg:y2="8cm">
          <text:p/>
        </draw:line>
        <draw:line draw:style-name="gr4" draw:text-style-name="P3" draw:layer="layout" svg:x1="12.996cm" svg:y1="7.7cm" svg:x2="13.996cm" svg:y2="7.7cm">
          <text:p/>
        </draw:line>
        <draw:line draw:style-name="gr5" draw:text-style-name="P3" draw:layer="layout" svg:x1="12.996cm" svg:y1="7.4cm" svg:x2="13.996cm" svg:y2="7.4cm">
          <text:p/>
        </draw:line>
        <draw:frame draw:style-name="gr7" draw:text-style-name="P4" draw:layer="layout" svg:width="1.5cm" svg:height="0.5cm" svg:x="14.096cm" svg:y="7.1cm">
          <draw:text-box>
            <text:p><text:span text:style-name="T1">fifo_wlevel</text:span></text:p>
          </draw:text-box>
        </draw:frame>
        <draw:frame draw:style-name="gr7" draw:text-style-name="P4" draw:layer="layout" svg:width="1.5cm" svg:height="0.7cm" svg:x="14.096cm" svg:y="7.311cm">
          <draw:text-box>
            <text:p><text:span text:style-name="T1">fifo_wen</text:span></text:p>
          </draw:text-box>
        </draw:frame>
        <draw:frame draw:style-name="gr7" draw:text-style-name="P4" draw:layer="layout" svg:width="1.5cm" svg:height="0.7cm" svg:x="14.096cm" svg:y="7.6cm">
          <draw:text-box>
            <text:p><text:span text:style-name="T1">fifo_wdata</text:span></text:p>
          </draw:text-box>
        </draw:frame>
        <draw:connector draw:style-name="gr8" draw:text-style-name="P3" draw:layer="layout" draw:line-skew="-0.901cm" svg:x1="7cm" svg:y1="7.5cm" svg:x2="11.004cm" svg:y2="9.9cm" draw:start-shape="id1" draw:start-glue-point="5" draw:end-shape="id2" draw:end-glue-point="7" svg:d="M7000 7500h1100v2400h2904" svg:viewBox="0 0 4005 2401">
          <text:p/>
        </draw:connector>
        <draw:connector draw:style-name="gr8" draw:text-style-name="P3" draw:layer="layout" draw:line-skew="-1.001cm" svg:x1="7cm" svg:y1="7.6cm" svg:x2="11.004cm" svg:y2="12cm" draw:start-shape="id1" draw:start-glue-point="4" draw:end-shape="id3" draw:end-glue-point="5" svg:d="M7000 7600h1002v4400h3002" svg:viewBox="0 0 4005 4401">
          <text:p/>
        </draw:connector>
        <draw:frame draw:style-name="gr9" draw:text-style-name="P5" draw:layer="layout" svg:width="9cm" svg:height="0.726cm" svg:x="4.5cm" svg:y="6.274cm">
          <draw:text-box>
            <text:p text:style-name="P2"><text:span text:style-name="T2">Router</text:span></text:p>
          </draw:text-box>
        </draw:frame>
        <draw:connector draw:style-name="gr8" draw:text-style-name="P3" draw:layer="layout" draw:line-skew="1.099cm" svg:x1="11.004cm" svg:y1="9.4cm" svg:x2="7cm" svg:y2="7cm" draw:start-shape="id2" draw:start-glue-point="5" draw:end-shape="id1" draw:end-glue-point="7" svg:d="M11004 9400h-904v-2400h-3100" svg:viewBox="0 0 4005 2401">
          <text:p/>
        </draw:connector>
        <draw:connector draw:style-name="gr8" draw:text-style-name="P3" draw:layer="layout" draw:line-skew="0.997cm" svg:x1="11.004cm" svg:y1="11.4cm" svg:x2="7cm" svg:y2="7.1cm" draw:start-shape="id3" draw:start-glue-point="4" draw:end-shape="id1" draw:end-glue-point="6" svg:d="M11004 11400h-1004v-4300h-3000" svg:viewBox="0 0 4005 4301">
          <text:p/>
        </draw:connector>
        <draw:connector draw:style-name="gr10" draw:text-style-name="P3" draw:layer="layout" draw:line-skew="-0.799cm" svg:x1="7cm" svg:y1="9.5cm" svg:x2="11.004cm" svg:y2="7.9cm" draw:start-shape="id4" draw:start-glue-point="5" draw:end-shape="id5" draw:end-glue-point="6" svg:d="M7000 9500h1202v-1600h2802" svg:viewBox="0 0 4005 1601">
          <text:p/>
        </draw:connector>
        <draw:connector draw:style-name="gr10" draw:text-style-name="P3" draw:layer="layout" draw:line-skew="-0.801cm" svg:x1="7cm" svg:y1="9.6cm" svg:x2="11.004cm" svg:y2="11.9cm" draw:start-shape="id4" draw:start-glue-point="4" draw:end-shape="id3" draw:end-glue-point="7" svg:d="M7000 9600h1202v2300h2802" svg:viewBox="0 0 4005 2301">
          <text:p/>
        </draw:connector>
        <draw:connector draw:style-name="gr10" draw:text-style-name="P3" draw:layer="layout" draw:line-skew="0.897cm" svg:x1="11.004cm" svg:y1="11.5cm" svg:x2="7cm" svg:y2="9.1cm" draw:start-shape="id3" draw:start-glue-point="6" draw:end-shape="id4" draw:end-glue-point="6" svg:d="M11004 11500h-1104v-2400h-2900" svg:viewBox="0 0 4005 2401">
          <text:p/>
        </draw:connector>
        <draw:connector draw:style-name="gr11" draw:text-style-name="P3" draw:layer="layout" draw:line-skew="-0.701cm" svg:x1="7cm" svg:y1="11.5cm" svg:x2="11.004cm" svg:y2="8cm" draw:start-shape="id6" draw:start-glue-point="5" draw:end-shape="id5" draw:end-glue-point="5" svg:d="M7000 11500h1300v-3500h2704" svg:viewBox="0 0 4005 3501">
          <text:p/>
        </draw:connector>
        <draw:connector draw:style-name="gr11" draw:text-style-name="P3" draw:layer="layout" draw:line-skew="-0.601cm" svg:x1="7cm" svg:y1="11.6cm" svg:x2="11.004cm" svg:y2="10cm" draw:start-shape="id6" draw:start-glue-point="4" draw:end-shape="id2" draw:end-glue-point="4" svg:d="M7000 11600h1400v-1600h2604" svg:viewBox="0 0 4005 1601">
          <text:p/>
        </draw:connector>
        <draw:connector draw:style-name="gr10" draw:text-style-name="P3" draw:layer="layout" draw:line-skew="0.899cm" svg:x1="11.004cm" svg:y1="7.5cm" svg:x2="7cm" svg:y2="9cm" draw:start-shape="id5" draw:start-glue-point="7" draw:end-shape="id4" draw:end-glue-point="7" svg:d="M11004 7500h-1104v1500h-2900" svg:viewBox="0 0 4005 1501">
          <text:p/>
        </draw:connector>
        <draw:connector draw:style-name="gr11" draw:text-style-name="P3" draw:layer="layout" draw:line-skew="0.799cm" svg:x1="11.004cm" svg:y1="9.5cm" svg:x2="7cm" svg:y2="11.1cm" draw:start-shape="id2" draw:start-glue-point="6" draw:end-shape="id6" draw:end-glue-point="7" svg:d="M11004 9500h-1204v1600h-2800" svg:viewBox="0 0 4005 1601">
          <text:p/>
        </draw:connector>
        <draw:connector draw:style-name="gr11" draw:text-style-name="P3" draw:layer="layout" draw:line-skew="0.699cm" svg:x1="11.004cm" svg:y1="7.4cm" svg:x2="7cm" svg:y2="11cm" draw:start-shape="id5" draw:start-glue-point="4" draw:end-shape="id6" draw:end-glue-point="6" svg:d="M11004 7400h-1304v3600h-2700" svg:viewBox="0 0 4005 3601">
          <text:p/>
        </draw:connector>
        <draw:frame draw:style-name="gr12" draw:text-style-name="P6" draw:layer="layout" svg:width="1.311cm" svg:height="0.539cm" svg:x="6.789cm" svg:y="7.424cm">
          <draw:text-box>
            <text:p><text:span text:style-name="T3">requests</text:span></text:p>
          </draw:text-box>
        </draw:frame>
        <draw:frame draw:style-name="gr12" draw:text-style-name="P6" draw:layer="layout" svg:width="1.311cm" svg:height="0.539cm" svg:x="6.79cm" svg:y="9.424cm">
          <draw:text-box>
            <text:p><text:span text:style-name="T3">requests</text:span></text:p>
          </draw:text-box>
        </draw:frame>
        <draw:frame draw:style-name="gr12" draw:text-style-name="P6" draw:layer="layout" svg:width="1.311cm" svg:height="0.539cm" svg:x="6.791cm" svg:y="11.424cm">
          <draw:text-box>
            <text:p><text:span text:style-name="T3">requests</text:span></text:p>
          </draw:text-box>
        </draw:frame>
        <draw:frame draw:style-name="gr13" draw:text-style-name="P6" draw:layer="layout" svg:width="1.099cm" svg:height="0.539cm" svg:x="10.1cm" svg:y="11cm">
          <draw:text-box>
            <text:p><text:span text:style-name="T3">grants</text:span></text:p>
          </draw:text-box>
        </draw:frame>
        <draw:frame draw:style-name="gr13" draw:text-style-name="P6" draw:layer="layout" svg:width="1.099cm" svg:height="0.539cm" svg:x="10.101cm" svg:y="9cm">
          <draw:text-box>
            <text:p><text:span text:style-name="T3">grants</text:span></text:p>
          </draw:text-box>
        </draw:frame>
        <draw:frame draw:style-name="gr13" draw:text-style-name="P6" draw:layer="layout" svg:width="1.099cm" svg:height="0.539cm" svg:x="10.102cm" svg:y="6.961cm">
          <draw:text-box>
            <text:p><text:span text:style-name="T3">gr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5.1.4.2$Linux_X86_64 LibreOffice_project/10m0$Build-2</meta:generator>
    <dc:date>2016-06-25T16:01:43.012759831</dc:date>
    <dc:creator>christophe </dc:creator>
    <meta:editing-duration>PT12H23M49S</meta:editing-duration>
    <meta:editing-cycles>59</meta:editing-cycles>
    <meta:document-statistic meta:object-count="62"/>
  </office:meta>
</office:document-meta>
</file>